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use-window-font-color="true" style:font-name="ArialMT" fo:font-size="12pt" style:font-name-asian="ArialMT" style:font-size-asian="12pt" style:font-name-complex="ArialMT" style:font-size-complex="12pt"/>
    </style:style>
    <style:style style:name="P2" style:family="paragraph" style:parent-style-name="Standard">
      <style:paragraph-properties fo:text-align="start" style:justify-single-word="false" style:text-autospace="none"/>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3" style:family="paragraph" style:parent-style-name="Standard">
      <style:paragraph-properties fo:text-align="start" style:justify-single-word="false" style:text-autospace="none"/>
      <style:text-properties style:use-window-font-color="true" style:font-name="ArialMT" fo:font-size="10pt" style:font-name-asian="ArialMT" style:font-size-asian="10pt" style:font-name-complex="ArialMT" style:font-size-complex="10pt"/>
    </style:style>
    <style:style style:name="P4" style:family="paragraph" style:parent-style-name="Standard">
      <style:paragraph-properties fo:text-align="start" style:justify-single-word="false" style:text-autospace="none"/>
      <style:text-properties style:use-window-font-color="true" style:font-name="ArialMT" fo:font-size="10pt" fo:font-style="italic" style:font-name-asian="ArialMT" style:font-size-asian="10pt" style:font-style-asian="italic" style:font-name-complex="ArialMT" style:font-size-complex="10pt" style:font-style-complex="italic"/>
    </style:style>
    <style:style style:name="P5" style:family="paragraph" style:parent-style-name="Standard">
      <style:paragraph-properties fo:text-align="start" style:justify-single-word="false" style:text-autospace="none"/>
      <style:text-properties style:use-window-font-color="true" style:font-name="ArialMT" fo:font-size="10pt" style:font-name-asian="ArialMT" style:font-size-asian="10pt" style:font-name-complex="ArialMT" style:font-size-complex="10pt"/>
    </style:style>
    <style:style style:name="P6" style:family="paragraph" style:parent-style-name="Standard">
      <style:paragraph-properties fo:text-align="start" style:justify-single-word="false" style:text-autospace="non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7" style:family="paragraph" style:parent-style-name="Standard">
      <style:paragraph-properties fo:text-align="start" style:justify-single-word="false" style:text-autospace="none"/>
      <style:text-properties style:use-window-font-color="true" style:font-name="Helvetica" fo:font-size="10pt" fo:font-style="italic" style:font-name-asian="Helvetica" style:font-size-asian="10pt" style:font-style-asian="italic" style:font-name-complex="Helvetica" style:font-size-complex="10pt" style:font-style-complex="italic"/>
    </style:style>
    <style:style style:name="T1" style:family="text">
      <style:text-properties style:use-window-font-color="true" style:font-name="ArialMT" fo:font-size="12pt" style:font-name-asian="ArialMT" style:font-size-asian="12pt" style:font-name-complex="ArialMT" style:font-size-complex="12pt"/>
    </style:style>
    <style:style style:name="T2" style:family="text">
      <style:text-properties fo:font-size="10pt" style:font-size-asian="10pt" style:font-size-complex="10pt"/>
    </style:style>
    <style:style style:name="T3" style:family="text">
      <style:text-properties style:font-name="Helvetica" style:font-name-asian="Helvetica" style:font-name-complex="Helvetic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tle:</text:p>
      <text:p text:style-name="P6">Surviving the Night: A Closer Look at DIY Reality Gaming By National Organizers of “Journey to the End of the Night”</text:p>
      <text:p text:style-name="P1"/>
      <text:p text:style-name="P3">Panel Presenters:</text:p>
      <text:p text:style-name="P3"/>
      <text:p text:style-name="P2">Sam Lavigne</text:p>
      <text:p text:style-name="P4">Co-fouder of SFZero, Journey to the End of the Night, and Situate, <text:span text:style-name="T3">an innovative game design firm specializing in massive real-world games.</text:span></text:p>
      <text:p text:style-name="P7"/>
      <text:p text:style-name="P2">Sean Mahan</text:p>
      <text:p text:style-name="P7">Co-fouder of SFZero, Journey to the End of the Night, and short bio pending</text:p>
      <text:p text:style-name="P7"/>
      <text:p text:style-name="P2">Thomas Lotze</text:p>
      <text:p text:style-name="P7">Co-organizer of SurviveDC and Journey to the End of the Night San Francisco</text:p>
      <text:p text:style-name="P7"/>
      <text:p text:style-name="P2">Brandon Schmittling</text:p>
      <text:p text:style-name="P7">Co-organizer of SurviveDC, Park(ing) Day DC, Interactive Designer with Free Range Studios, and Creative Director of Cluster Media</text:p>
      <text:p text:style-name="P7"/>
      <text:p text:style-name="P2">Nacim Bouchtia</text:p>
      <text:p text:style-name="P7">Co-organizer of SurviveDC and short bio pending</text:p>
      <text:p text:style-name="P7"/>
      <text:p text:style-name="P1"><text:span text:style-name="T2">Websites:</text:span> http://sf0.org/, http://www.survivedc.com, http://totheendofthenight.com/</text:p>
      <text:p text:style-name="P1"/>
      <text:p text:style-name="P3">Description (Paragraph):</text:p>
      <text:p text:style-name="P1">Each Summer, thousands of people of all ages participate in local variations of the alternate reality game known as “Journey to the End of the Night”, a free, unsponsored, community-supported race through the streets of major metropolitan cities. The rules are simple but the outcome is anything but: Players travel between checkpoints as fast as they can while avoiding being caught by chasers. Those who survive are rewarded while those who are caught become chasers themselves. Based on the successes of SFZero's model of collaborative gaming, <text:span text:style-name="T1">Journey to the End of the Night</text:span> has grown into an international cultural phenomenon and this panel aims to discuss, among other subjects: the motivation, planning, and concept development behind each Journey, the need for mass-culture events free of mainstream influence, stories and unique insights from the field, and what national organizers have learned from more than ten combined years of planning and executing this unique alternate reality game.</text:p>
      <text:p text:style-name="P1"/>
      <text:p text:style-name="P3">Questions Answered (Short sentences):</text:p>
      <text:p text:style-name="P1">1. What does it mean to approach life as a collaborative g<text:span text:style-name="T1">ame?</text:span></text:p>
      <text:p text:style-name="P1">2. What role does community and technology play in self-organizing events?</text:p>
      <text:p text:style-name="P1">3. <text:span text:style-name="T1">What do you need to start and sustain your own mass-culture event?</text:span></text:p>
      <text:p text:style-name="P1"/>
      <text:p text:style-name="P1"><text:span text:style-name="T2">Focus:</text:span> Creative</text:p>
      <text:p text:style-name="P1"><text:span text:style-name="T2">Level:</text:span> Beginner</text:p>
      <text:p text:style-name="P1"><text:span text:style-name="T2">Category:</text:span> Games for Good, Alternate Reality Gaming</text:p>
      <text:p text:style-name="P1">Tags</text:p>
      <text:p text:style-name="P1"><text:span text:style-name="T2">Type:</text:span> Panel</text:p>
      <text:p text:style-name="P1"><text:span text:style-name="T2">Event:</text:span> Interactive 201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Unix OpenOffice.org_project/Patch 0</meta:generator>
    <meta:creation-date>2011-06-18T13:12:18</meta:creation-date>
    <dc:date>2011-07-12T08:23:26</dc:date>
    <dc:language>en-US</dc:language>
    <meta:editing-cycles>13</meta:editing-cycles>
    <meta:editing-duration>PT01H17M43S</meta:editing-duration>
    <meta:document-statistic meta:table-count="0" meta:image-count="0" meta:object-count="0" meta:page-count="1" meta:paragraph-count="26" meta:word-count="328" meta:character-count="2137"/>
    <meta:user-defined meta:name="Info 1"/>
    <meta:user-defined meta:name="Info 2"/>
    <meta:user-defined meta:name="Info 3"/>
    <meta:user-defined meta:name="Info 4"/>
  </office:meta>
</office:document-meta>
</file>